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3e3" officeooo:paragraph-rsid="000ec3e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c3e3" officeooo:paragraph-rsid="000ec3e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b8110" officeooo:paragraph-rsid="0002b161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e8994" officeooo:paragraph-rsid="000335bf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d6de4" officeooo:paragraph-rsid="000335bf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1dcd3b" officeooo:paragraph-rsid="000335bf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1aaf61" officeooo:paragraph-rsid="00048e68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1d80c0" officeooo:paragraph-rsid="00048e68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19847d" officeooo:paragraph-rsid="0005c897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6c498" officeooo:paragraph-rsid="0005c897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81aeb" officeooo:paragraph-rsid="0006edb5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f76b8" officeooo:paragraph-rsid="00083e08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3131db" officeooo:paragraph-rsid="00083e08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Liberation Serif" fo:font-size="13pt" officeooo:rsid="002b8110" officeooo:paragraph-rsid="0002b161" style:font-size-asian="13pt" style:font-size-complex="13pt"/>
    </style:style>
    <style:style style:name="P16" style:family="paragraph" style:parent-style-name="Standard">
      <style:text-properties style:font-name="Liberation Serif" fo:font-size="13pt" officeooo:paragraph-rsid="0002b161" style:font-size-asian="13pt" style:font-size-complex="13pt"/>
    </style:style>
    <style:style style:name="P17" style:family="paragraph" style:parent-style-name="Standard">
      <style:text-properties style:font-name="Liberation Serif" fo:font-size="13pt" officeooo:rsid="001a3c73" officeooo:paragraph-rsid="0002b161" style:font-size-asian="13pt" style:font-size-complex="13pt"/>
    </style:style>
    <style:style style:name="P18" style:family="paragraph" style:parent-style-name="Standard">
      <style:text-properties style:font-name="Liberation Serif" fo:font-size="13pt" officeooo:rsid="001a3c73" officeooo:paragraph-rsid="000335bf" style:font-size-asian="13pt" style:font-size-complex="13pt"/>
    </style:style>
    <style:style style:name="P19" style:family="paragraph" style:parent-style-name="Standard">
      <style:text-properties style:font-name="Liberation Serif" fo:font-size="13pt" officeooo:rsid="001a3c73" officeooo:paragraph-rsid="00048e68" style:font-size-asian="13pt" style:font-size-complex="13pt"/>
    </style:style>
    <style:style style:name="P20" style:family="paragraph" style:parent-style-name="Standard">
      <style:text-properties style:font-name="Liberation Serif" fo:font-size="13pt" officeooo:rsid="001a3c73" officeooo:paragraph-rsid="0005c897" style:font-size-asian="13pt" style:font-size-complex="13pt"/>
    </style:style>
    <style:style style:name="P21" style:family="paragraph" style:parent-style-name="Standard">
      <style:text-properties style:font-name="Liberation Serif" fo:font-size="13pt" officeooo:rsid="001a3c73" officeooo:paragraph-rsid="0006edb5" style:font-size-asian="13pt" style:font-size-complex="13pt"/>
    </style:style>
    <style:style style:name="P22" style:family="paragraph" style:parent-style-name="Standard">
      <style:text-properties style:font-name="Liberation Serif" fo:font-size="13pt" officeooo:rsid="001a3c73" officeooo:paragraph-rsid="00083e08" style:font-size-asian="13pt" style:font-size-complex="13pt"/>
    </style:style>
    <style:style style:name="P23" style:family="paragraph" style:parent-style-name="Standard">
      <style:text-properties style:font-name="Liberation Serif" fo:font-size="13pt" officeooo:rsid="001aaf61" officeooo:paragraph-rsid="0002b161" style:font-size-asian="13pt" style:font-size-complex="13pt"/>
    </style:style>
    <style:style style:name="P24" style:family="paragraph" style:parent-style-name="Standard">
      <style:text-properties style:font-name="Liberation Serif" fo:font-size="13pt" officeooo:rsid="001aaf61" officeooo:paragraph-rsid="000335bf" style:font-size-asian="13pt" style:font-size-complex="13pt"/>
    </style:style>
    <style:style style:name="P25" style:family="paragraph" style:parent-style-name="Standard">
      <style:text-properties style:font-name="Liberation Serif" fo:font-size="13pt" officeooo:rsid="001aaf61" officeooo:paragraph-rsid="00048e68" style:font-size-asian="13pt" style:font-size-complex="13pt"/>
    </style:style>
    <style:style style:name="P26" style:family="paragraph" style:parent-style-name="Standard">
      <style:text-properties style:font-name="Liberation Serif" fo:font-size="13pt" officeooo:rsid="001aaf61" officeooo:paragraph-rsid="0005c897" style:font-size-asian="13pt" style:font-size-complex="13pt"/>
    </style:style>
    <style:style style:name="P27" style:family="paragraph" style:parent-style-name="Standard">
      <style:text-properties style:font-name="Liberation Serif" fo:font-size="13pt" officeooo:rsid="002e8994" officeooo:paragraph-rsid="000335bf" style:font-size-asian="13pt" style:font-size-complex="13pt"/>
    </style:style>
    <style:style style:name="P28" style:family="paragraph" style:parent-style-name="Standard">
      <style:text-properties style:font-name="Liberation Serif" fo:font-size="13pt" officeooo:paragraph-rsid="000335bf" style:font-size-asian="13pt" style:font-size-complex="13pt"/>
    </style:style>
    <style:style style:name="P29" style:family="paragraph" style:parent-style-name="Standard">
      <style:text-properties style:font-name="Liberation Serif" fo:font-size="13pt" officeooo:rsid="002d6de4" officeooo:paragraph-rsid="000335bf" style:font-size-asian="13pt" style:font-size-complex="13pt"/>
    </style:style>
    <style:style style:name="P30" style:family="paragraph" style:parent-style-name="Standard">
      <style:text-properties style:font-name="Liberation Serif" fo:font-size="13pt" officeooo:rsid="001dcd3b" officeooo:paragraph-rsid="000335bf" style:font-size-asian="13pt" style:font-size-complex="13pt"/>
    </style:style>
    <style:style style:name="P31" style:family="paragraph" style:parent-style-name="Standard">
      <style:text-properties style:font-name="Liberation Serif" fo:font-size="13pt" officeooo:paragraph-rsid="00048e68" style:font-size-asian="13pt" style:font-size-complex="13pt"/>
    </style:style>
    <style:style style:name="P32" style:family="paragraph" style:parent-style-name="Standard">
      <style:text-properties style:font-name="Liberation Serif" fo:font-size="13pt" officeooo:rsid="001d80c0" officeooo:paragraph-rsid="00048e68" style:font-size-asian="13pt" style:font-size-complex="13pt"/>
    </style:style>
    <style:style style:name="P33" style:family="paragraph" style:parent-style-name="Standard">
      <style:text-properties style:font-name="Liberation Serif" fo:font-size="13pt" officeooo:rsid="0005c897" officeooo:paragraph-rsid="0005c897" style:font-size-asian="13pt" style:font-size-complex="13pt"/>
    </style:style>
    <style:style style:name="P34" style:family="paragraph" style:parent-style-name="Standard">
      <style:text-properties style:font-name="Liberation Serif" fo:font-size="13pt" officeooo:rsid="0019847d" officeooo:paragraph-rsid="0005c897" style:font-size-asian="13pt" style:font-size-complex="13pt"/>
    </style:style>
    <style:style style:name="P35" style:family="paragraph" style:parent-style-name="Standard">
      <style:text-properties style:font-name="Liberation Serif" fo:font-size="13pt" officeooo:paragraph-rsid="0005c897" style:font-size-asian="13pt" style:font-size-complex="13pt"/>
    </style:style>
    <style:style style:name="P36" style:family="paragraph" style:parent-style-name="Standard">
      <style:text-properties style:font-name="Liberation Serif" fo:font-size="13pt" officeooo:rsid="0026c498" officeooo:paragraph-rsid="0005c897" style:font-size-asian="13pt" style:font-size-complex="13pt"/>
    </style:style>
    <style:style style:name="P37" style:family="paragraph" style:parent-style-name="Standard">
      <style:text-properties style:font-name="Liberation Serif" fo:font-size="13pt" officeooo:rsid="00281aeb" officeooo:paragraph-rsid="0006edb5" style:font-size-asian="13pt" style:font-size-complex="13pt"/>
    </style:style>
    <style:style style:name="P38" style:family="paragraph" style:parent-style-name="Standard">
      <style:text-properties style:font-name="Liberation Serif" fo:font-size="13pt" officeooo:paragraph-rsid="0006edb5" style:font-size-asian="13pt" style:font-size-complex="13pt"/>
    </style:style>
    <style:style style:name="P39" style:family="paragraph" style:parent-style-name="Standard">
      <style:text-properties style:font-name="Liberation Serif" fo:font-size="13pt" officeooo:rsid="002f76b8" officeooo:paragraph-rsid="00083e08" style:font-size-asian="13pt" style:font-size-complex="13pt"/>
    </style:style>
    <style:style style:name="P40" style:family="paragraph" style:parent-style-name="Standard">
      <style:text-properties style:font-name="Liberation Serif" fo:font-size="13pt" officeooo:paragraph-rsid="00083e08" style:font-size-asian="13pt" style:font-size-complex="13pt"/>
    </style:style>
    <style:style style:name="P41" style:family="paragraph" style:parent-style-name="Standard">
      <style:text-properties style:font-name="Liberation Serif" fo:font-size="13pt" officeooo:rsid="002fedc8" officeooo:paragraph-rsid="00083e08" style:font-size-asian="13pt" style:font-size-complex="13pt"/>
    </style:style>
    <style:style style:name="P42" style:family="paragraph" style:parent-style-name="Standard">
      <style:text-properties style:font-name="Liberation Serif" fo:font-size="13pt" officeooo:rsid="003131db" officeooo:paragraph-rsid="00083e08" style:font-size-asian="13pt" style:font-size-complex="13pt"/>
    </style:style>
    <style:style style:name="P43" style:family="paragraph" style:parent-style-name="Standard">
      <style:text-properties style:font-name="Liberation Serif" fo:font-size="13pt" fo:font-weight="normal" officeooo:paragraph-rsid="0005c897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Liberation Serif" fo:font-size="13pt" fo:font-weight="normal" officeooo:rsid="001a3c73" officeooo:paragraph-rsid="0005c897" style:font-size-asian="13pt" style:font-weight-asian="normal" style:font-size-complex="13pt" style:font-weight-complex="normal"/>
    </style:style>
    <style:style style:name="P45" style:family="paragraph" style:parent-style-name="Standard">
      <style:text-properties style:font-name="Liberation Serif" fo:font-size="13pt" fo:font-weight="normal" officeooo:rsid="001a3c73" officeooo:paragraph-rsid="00083e08" style:font-size-asian="13pt" style:font-weight-asian="normal" style:font-size-complex="13pt" style:font-weight-complex="normal"/>
    </style:style>
    <style:style style:name="P46" style:family="paragraph" style:parent-style-name="Standard">
      <style:text-properties style:font-name="Liberation Serif" fo:font-size="13pt" fo:font-weight="normal" officeooo:rsid="001aaf61" officeooo:paragraph-rsid="0005c897" style:font-size-asian="13pt" style:font-weight-asian="normal" style:font-size-complex="13pt" style:font-weight-complex="normal"/>
    </style:style>
    <style:style style:name="P47" style:family="paragraph" style:parent-style-name="Standard">
      <style:text-properties style:font-name="Liberation Serif" fo:font-size="13pt" fo:font-weight="normal" officeooo:rsid="001aaf61" officeooo:paragraph-rsid="0006edb5" style:font-size-asian="13pt" style:font-weight-asian="normal" style:font-size-complex="13pt" style:font-weight-complex="normal"/>
    </style:style>
    <style:style style:name="P48" style:family="paragraph" style:parent-style-name="Standard">
      <style:text-properties style:font-name="Liberation Serif" fo:font-size="13pt" fo:font-weight="normal" officeooo:rsid="001aaf61" officeooo:paragraph-rsid="00083e08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Liberation Serif" fo:font-size="13pt" fo:font-weight="normal" officeooo:rsid="002fedc8" officeooo:paragraph-rsid="00083e08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Liberation Serif" fo:font-size="13pt" fo:font-weight="normal" officeooo:rsid="003131db" officeooo:paragraph-rsid="00083e08" style:font-size-asian="13pt" style:font-weight-asian="normal" style:font-size-complex="13pt" style:font-weight-complex="normal"/>
    </style:style>
    <style:style style:name="P51" style:family="paragraph" style:parent-style-name="Standard">
      <style:text-properties style:font-name="Liberation Serif" fo:font-size="13pt" fo:font-weight="normal" officeooo:paragraph-rsid="00083e08" style:font-size-asian="13pt" style:font-weight-asian="normal" style:font-size-complex="13pt" style:font-weight-complex="normal"/>
    </style:style>
    <style:style style:name="P52" style:family="paragraph" style:parent-style-name="Standard">
      <style:text-properties style:font-name="Liberation Serif" fo:font-size="13pt" fo:font-weight="normal" officeooo:paragraph-rsid="000cb429" style:font-size-asian="13pt" style:font-weight-asian="normal" style:font-size-complex="13pt" style:font-weight-complex="normal"/>
    </style:style>
    <style:style style:name="P53" style:family="paragraph" style:parent-style-name="Standard">
      <style:text-properties style:font-name="Liberation Serif" fo:font-size="13pt" fo:font-weight="normal" officeooo:paragraph-rsid="0011ef88" style:font-size-asian="13pt" style:font-weight-asian="normal" style:font-size-complex="13pt" style:font-weight-complex="normal"/>
    </style:style>
    <style:style style:name="P54" style:family="paragraph" style:parent-style-name="Standard">
      <style:text-properties style:font-name="Liberation Serif" fo:font-size="13pt" fo:font-weight="bold" officeooo:rsid="002fedc8" officeooo:paragraph-rsid="00083e08" style:font-size-asian="13pt" style:font-weight-asian="bold" style:font-size-complex="13pt" style:font-weight-complex="bold"/>
    </style:style>
    <style:style style:name="P55" style:family="paragraph" style:parent-style-name="Standard">
      <style:text-properties style:font-name="Liberation Serif" fo:font-size="13pt" fo:font-weight="bold" officeooo:rsid="003131db" officeooo:paragraph-rsid="00083e08" style:font-size-asian="13pt" style:font-weight-asian="bold" style:font-size-complex="13pt" style:font-weight-complex="bold"/>
    </style:style>
    <style:style style:name="P56" style:family="paragraph" style:parent-style-name="Standard">
      <style:text-properties style:font-name="Liberation Serif" fo:font-size="13pt" fo:font-weight="bold" officeooo:rsid="00083e08" officeooo:paragraph-rsid="00083e08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Liberation Serif" fo:font-size="13pt" fo:font-weight="bold" officeooo:rsid="00083e08" officeooo:paragraph-rsid="000cb429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Serif" fo:font-size="13pt" style:text-underline-style="none" fo:font-weight="bold" officeooo:rsid="00083e08" officeooo:paragraph-rsid="00083e08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Serif" fo:font-size="13pt" style:text-underline-style="none" fo:font-weight="bold" officeooo:rsid="00083e08" officeooo:paragraph-rsid="000cb429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Liberation Serif" fo:font-size="13pt" style:text-underline-style="none" fo:font-weight="bold" officeooo:rsid="00048e68" officeooo:paragraph-rsid="00048e68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Liberation Serif" fo:font-size="13pt" style:text-underline-style="none" fo:font-weight="bold" officeooo:rsid="002fedc8" officeooo:paragraph-rsid="00083e08" style:font-size-asian="13pt" style:font-weight-asian="bold" style:font-size-complex="13pt" style:font-weight-complex="bold"/>
    </style:style>
    <style:style style:name="P62" style:family="paragraph" style:parent-style-name="Standard">
      <style:text-properties style:font-name="Liberation Serif" fo:font-size="13pt" style:text-underline-style="none" fo:font-weight="bold" officeooo:rsid="0010a0d8" officeooo:paragraph-rsid="0010a0d8" style:font-size-asian="13pt" style:font-weight-asian="bold" style:font-size-complex="13pt" style:font-weight-complex="bold"/>
    </style:style>
    <style:style style:name="P63" style:family="paragraph" style:parent-style-name="Standard">
      <style:text-properties style:font-name="Liberation Serif" fo:font-size="13pt" style:text-underline-style="none" fo:font-weight="normal" officeooo:rsid="001aaf61" officeooo:paragraph-rsid="00083e08" style:font-size-asian="13pt" style:font-weight-asian="normal" style:font-size-complex="13pt" style:font-weight-complex="normal"/>
    </style:style>
    <style:style style:name="P64" style:family="paragraph" style:parent-style-name="Standard">
      <style:text-properties style:font-name="Liberation Serif" fo:font-size="13pt" style:text-underline-style="none" fo:font-weight="normal" officeooo:rsid="001aaf61" officeooo:paragraph-rsid="000cb429" style:font-size-asian="13pt" style:font-weight-asian="normal" style:font-size-complex="13pt" style:font-weight-complex="normal"/>
    </style:style>
    <style:style style:name="P65" style:family="paragraph" style:parent-style-name="Standard">
      <style:text-properties style:font-name="Liberation Serif" fo:font-size="13pt" style:text-underline-style="none" fo:font-weight="normal" officeooo:rsid="001aaf61" officeooo:paragraph-rsid="0011ef88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Liberation Serif" fo:font-size="13pt" style:text-underline-style="none" fo:font-weight="normal" officeooo:rsid="0010a0d8" officeooo:paragraph-rsid="0011ef88" style:font-size-asian="13pt" style:font-weight-asian="normal" style:font-size-complex="13pt" style:font-weight-complex="normal"/>
    </style:style>
    <style:style style:name="P67" style:family="paragraph" style:parent-style-name="Standard">
      <style:text-properties style:font-name="Liberation Serif" fo:font-size="14pt" style:text-underline-style="solid" style:text-underline-width="auto" style:text-underline-color="font-color" fo:font-weight="normal" officeooo:rsid="0011ef88" officeooo:paragraph-rsid="0011ef88" style:font-size-asian="14pt" style:font-weight-asian="normal" style:font-size-complex="14pt" style:font-weight-complex="normal"/>
    </style:style>
    <style:style style:name="P68" style:family="paragraph" style:parent-style-name="Standard">
      <style:text-properties style:font-name="Liberation Serif" fo:font-size="14pt" style:text-underline-style="none" fo:font-weight="normal" officeooo:rsid="0011ef88" officeooo:paragraph-rsid="0011ef88" style:font-size-asian="14pt" style:font-weight-asian="normal" style:font-size-complex="14pt" style:font-weight-complex="normal"/>
    </style:style>
    <style:style style:name="P69" style:family="paragraph" style:parent-style-name="Standard">
      <style:text-properties officeooo:rsid="00126872" officeooo:paragraph-rsid="00126872"/>
    </style:style>
    <style:style style:name="P70" style:family="paragraph" style:parent-style-name="Standard">
      <style:text-properties style:font-name="Liberation Serif" fo:font-size="13pt" style:text-underline-style="none" fo:font-weight="bold" officeooo:rsid="00048e68" officeooo:paragraph-rsid="00048e68" style:font-size-asian="13pt" style:font-weight-asian="bold" style:font-size-complex="13pt" style:font-weight-complex="bold"/>
    </style:style>
    <style:style style:name="P71" style:family="paragraph" style:parent-style-name="Standard">
      <style:text-properties style:font-name="Liberation Serif" fo:font-size="13pt" style:text-underline-style="none" fo:font-weight="normal" officeooo:rsid="003131db" officeooo:paragraph-rsid="00083e08" style:font-size-asian="13pt" style:font-weight-asian="normal" style:font-size-complex="13pt" style:font-weight-complex="normal"/>
    </style:style>
    <style:style style:name="P72" style:family="paragraph" style:parent-style-name="Standard">
      <style:text-properties style:font-name="Liberation Serif" fo:font-size="13pt" style:text-underline-style="none" fo:font-weight="normal" officeooo:rsid="0015a543" officeooo:paragraph-rsid="0015a543" style:font-size-asian="13pt" style:font-weight-asian="normal" style:font-size-complex="13pt" style:font-weight-complex="normal"/>
    </style:style>
    <style:style style:name="P73" style:family="paragraph" style:parent-style-name="Standard">
      <style:text-properties style:font-name="Liberation Serif" fo:font-size="13pt" style:text-underline-style="none" fo:font-weight="normal" officeooo:rsid="001aaf61" officeooo:paragraph-rsid="00083e08" style:font-size-asian="13pt" style:font-weight-asian="normal" style:font-size-complex="13pt" style:font-weight-complex="normal"/>
    </style:style>
    <style:style style:name="P74" style:family="paragraph" style:parent-style-name="Standard">
      <style:text-properties style:font-name="Liberation Serif" fo:font-size="13pt" style:text-underline-style="none" fo:font-weight="normal" officeooo:rsid="001aaf61" officeooo:paragraph-rsid="000cb429" style:font-size-asian="13pt" style:font-weight-asian="normal" style:font-size-complex="13pt" style:font-weight-complex="normal"/>
    </style:style>
    <style:style style:name="P75" style:family="paragraph" style:parent-style-name="Standard">
      <style:text-properties style:font-name="Liberation Serif" fo:font-size="13pt" style:text-underline-style="none" fo:font-weight="normal" officeooo:rsid="001aaf61" officeooo:paragraph-rsid="0015a543" style:font-size-asian="13pt" style:font-weight-asian="normal" style:font-size-complex="13pt" style:font-weight-complex="normal"/>
    </style:style>
    <style:style style:name="P76" style:family="paragraph" style:parent-style-name="Standard">
      <style:text-properties style:font-name="Liberation Serif" fo:font-size="13pt" officeooo:rsid="001a3c73" officeooo:paragraph-rsid="00048e68" style:font-size-asian="13pt" style:font-size-complex="13pt"/>
    </style:style>
    <style:style style:name="P77" style:family="paragraph" style:parent-style-name="Standard">
      <style:text-properties style:font-name="Liberation Serif" fo:font-size="13pt" officeooo:rsid="001aaf61" officeooo:paragraph-rsid="00149619" style:font-size-asian="13pt" style:font-size-complex="13pt"/>
    </style:style>
    <style:style style:name="P78" style:family="paragraph" style:parent-style-name="Standard">
      <style:text-properties style:font-name="Liberation Serif" fo:font-size="13pt" officeooo:rsid="001aaf61" officeooo:paragraph-rsid="00048e68" style:font-size-asian="13pt" style:font-size-complex="13pt"/>
    </style:style>
    <style:style style:name="P79" style:family="paragraph" style:parent-style-name="Standard">
      <style:text-properties style:font-name="Liberation Serif" fo:font-size="13pt" fo:font-weight="normal" officeooo:rsid="001aaf61" officeooo:paragraph-rsid="0005c897" style:font-size-asian="13pt" style:font-weight-asian="normal" style:font-size-complex="13pt" style:font-weight-complex="normal"/>
    </style:style>
    <style:style style:name="P80" style:family="paragraph" style:parent-style-name="Standard">
      <style:text-properties style:font-name="Liberation Serif" fo:font-size="13pt" fo:font-weight="normal" officeooo:rsid="003131db" officeooo:paragraph-rsid="00083e08" style:font-size-asian="13pt" style:font-weight-asian="normal" style:font-size-complex="13pt" style:font-weight-complex="normal"/>
    </style:style>
    <style:style style:name="P81" style:family="paragraph" style:parent-style-name="Standard">
      <style:text-properties style:font-name="Liberation Serif" fo:font-size="13pt" fo:font-weight="normal" officeooo:rsid="001a3c73" officeooo:paragraph-rsid="0015a543" style:font-size-asian="13pt" style:font-weight-asian="normal" style:font-size-complex="13pt" style:font-weight-complex="normal"/>
    </style:style>
    <style:style style:name="P82" style:family="paragraph" style:parent-style-name="Standard">
      <style:text-properties style:font-name="Liberation Serif" fo:font-size="13pt" fo:font-weight="normal" officeooo:rsid="001a3c73" officeooo:paragraph-rsid="0011ef88" style:font-size-asian="13pt" style:font-weight-asian="normal" style:font-size-complex="13pt" style:font-weight-complex="normal"/>
    </style:style>
    <style:style style:name="P83" style:family="paragraph" style:parent-style-name="Standard">
      <style:text-properties style:font-name="Liberation Serif" fo:font-size="13pt" fo:font-weight="bold" officeooo:rsid="00083e08" officeooo:paragraph-rsid="000cb429" style:font-size-asian="13pt" style:font-weight-asian="bold" style:font-size-complex="13pt" style:font-weight-complex="bold"/>
    </style:style>
    <style:style style:name="T1" style:family="text">
      <style:text-properties officeooo:rsid="0019847d"/>
    </style:style>
    <style:style style:name="T2" style:family="text">
      <style:text-properties officeooo:rsid="001a3c73"/>
    </style:style>
    <style:style style:name="T3" style:family="text">
      <style:text-properties officeooo:rsid="002b811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35bf"/>
    </style:style>
    <style:style style:name="T6" style:family="text">
      <style:text-properties style:text-underline-style="none" officeooo:rsid="00048e68"/>
    </style:style>
    <style:style style:name="T7" style:family="text">
      <style:text-properties style:text-underline-style="none" officeooo:rsid="0005c897"/>
    </style:style>
    <style:style style:name="T8" style:family="text">
      <style:text-properties style:text-underline-style="none" officeooo:rsid="0006edb5"/>
    </style:style>
    <style:style style:name="T9" style:family="text">
      <style:text-properties style:text-underline-style="none" officeooo:rsid="00083e08"/>
    </style:style>
    <style:style style:name="T10" style:family="text">
      <style:text-properties style:text-underline-style="none" officeooo:rsid="00137a39"/>
    </style:style>
    <style:style style:name="T11" style:family="text">
      <style:text-properties style:text-underline-style="none" fo:font-weight="bold" officeooo:rsid="001aaf61" style:font-weight-asian="bold" style:font-weight-complex="bold"/>
    </style:style>
    <style:style style:name="T12" style:family="text">
      <style:text-properties style:text-underline-style="none" officeooo:rsid="001aaf6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3c73" style:font-weight-asian="bold" style:font-weight-complex="bold"/>
    </style:style>
    <style:style style:name="T15" style:family="text">
      <style:text-properties officeooo:rsid="0002b161"/>
    </style:style>
    <style:style style:name="T16" style:family="text">
      <style:text-properties officeooo:rsid="002e8994"/>
    </style:style>
    <style:style style:name="T17" style:family="text">
      <style:text-properties officeooo:rsid="000335bf"/>
    </style:style>
    <style:style style:name="T18" style:family="text">
      <style:text-properties officeooo:rsid="002d6de4"/>
    </style:style>
    <style:style style:name="T19" style:family="text">
      <style:text-properties officeooo:rsid="0024f972"/>
    </style:style>
    <style:style style:name="T20" style:family="text">
      <style:text-properties officeooo:rsid="0005c897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30f715"/>
    </style:style>
    <style:style style:name="T24" style:family="text">
      <style:text-properties style:text-underline-style="solid" style:text-underline-width="auto" style:text-underline-color="font-color" officeooo:rsid="000977d6"/>
    </style:style>
    <style:style style:name="T25" style:family="text">
      <style:text-properties style:text-underline-style="solid" style:text-underline-width="auto" style:text-underline-color="font-color" officeooo:rsid="000cb42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9847d" style:font-weight-asian="normal" style:font-weight-complex="normal"/>
    </style:style>
    <style:style style:name="T28" style:family="text">
      <style:text-properties fo:font-weight="normal" officeooo:rsid="002e8994" style:font-weight-asian="normal" style:font-weight-complex="normal"/>
    </style:style>
    <style:style style:name="T29" style:family="text">
      <style:text-properties fo:font-weight="normal" officeooo:rsid="000977d6" style:font-weight-asian="normal" style:font-weight-complex="normal"/>
    </style:style>
    <style:style style:name="T30" style:family="text">
      <style:text-properties fo:font-weight="normal" officeooo:rsid="000cb429" style:font-weight-asian="normal" style:font-weight-complex="normal"/>
    </style:style>
    <style:style style:name="T31" style:family="text">
      <style:text-properties officeooo:rsid="001aaf61"/>
    </style:style>
    <style:style style:name="T32" style:family="text">
      <style:text-properties officeooo:rsid="00281aeb"/>
    </style:style>
    <style:style style:name="T33" style:family="text">
      <style:text-properties officeooo:rsid="002a136f"/>
    </style:style>
    <style:style style:name="T34" style:family="text">
      <style:text-properties officeooo:rsid="0028f9a5"/>
    </style:style>
    <style:style style:name="T35" style:family="text">
      <style:text-properties officeooo:rsid="0006edb5"/>
    </style:style>
    <style:style style:name="T36" style:family="text">
      <style:text-properties officeooo:rsid="002f76b8"/>
    </style:style>
    <style:style style:name="T37" style:family="text">
      <style:text-properties officeooo:rsid="00083e08"/>
    </style:style>
    <style:style style:name="T38" style:family="text">
      <style:text-properties officeooo:rsid="0030f715"/>
    </style:style>
    <style:style style:name="T39" style:family="text">
      <style:text-properties officeooo:rsid="003131db"/>
    </style:style>
    <style:style style:name="T40" style:family="text">
      <style:text-properties officeooo:rsid="00328142"/>
    </style:style>
    <style:style style:name="T41" style:family="text">
      <style:text-properties officeooo:rsid="000b0e27"/>
    </style:style>
    <style:style style:name="T42" style:family="text">
      <style:text-properties officeooo:rsid="000cb429"/>
    </style:style>
    <style:style style:name="T43" style:family="text">
      <style:text-properties officeooo:rsid="000ec3e3"/>
    </style:style>
    <style:style style:name="T44" style:family="text">
      <style:text-properties officeooo:rsid="0011ef88"/>
    </style:style>
    <style:style style:name="T45" style:family="text">
      <style:text-properties fo:font-size="13pt" style:font-size-asian="11.3500003814697pt" style:font-size-complex="13pt"/>
    </style:style>
    <style:style style:name="T46" style:family="text">
      <style:text-properties fo:font-size="13pt" officeooo:rsid="00126872" style:font-size-asian="11.3500003814697pt" style:font-size-complex="13pt"/>
    </style:style>
    <style:style style:name="T47" style:family="text">
      <style:text-properties officeooo:rsid="00137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</text:p>
      <text:p text:style-name="P1">ABDUL KHADER PV</text:p>
      <text:p text:style-name="P1">ROLL NO:64</text:p>
      <text:p text:style-name="P69">BASIC LINUX COMMANDS</text:p>
      <text:p text:style-name="Standard"/>
      <text:p text:style-name="P3"/>
      <text:p text:style-name="P3"/>
      <text:p text:style-name="P3"/>
      <text:p text:style-name="P4"><text:span text:style-name="T4">1. </text:span>ls</text:p>
      <text:p text:style-name="P15"><text:tab/><text:span text:style-name="T1">Purpose : </text:span>list files and <text:span text:style-name="T15">directories</text:span> in the current directory</text:p>
      <text:p text:style-name="P16"><text:tab/><text:span text:style-name="T2">Syntax : ls</text:span></text:p>
      <text:p text:style-name="P16"><text:tab/><text:tab/> <text:s text:c="2"/><text:span text:style-name="T15">ls -a <text:s text:c="2"/>“for listing all files”</text:span></text:p>
      <text:p text:style-name="P16"><text:tab/><text:span text:style-name="T14">sample input and output:</text:span></text:p>
      <text:p text:style-name="P17"><text:tab/>input <text:s text:c="2"/>: <text:s text:c="2"/><text:span text:style-name="T3">ls ak</text:span></text:p>
      <text:p text:style-name="P23"><text:tab/>output : <text:s text:c="2"/>Desktop <text:s text:c="3"/>Downloads <text:s text:c="8"/>Music <text:s text:c="4"/>Public <text:s text:c="4"/>Videos</text:p>
      <text:p text:style-name="P23"><text:tab/><text:tab/><text:tab/> <text:s text:c="3"/>Documents <text:s/>Pictures <text:s/>Templates</text:p>
      <text:p text:style-name="P5"><text:span text:style-name="T5">2</text:span><text:span text:style-name="T4">. </text:span>pwd</text:p>
      <text:p text:style-name="P27"><text:tab/><text:span text:style-name="T1">Purpose : print </text:span><text:s/>present working directory</text:p>
      <text:p text:style-name="P28"><text:tab/><text:span text:style-name="T2">Syntax : pwd</text:span></text:p>
      <text:p text:style-name="P28"><text:tab/><text:span text:style-name="T14">sample input and output:</text:span></text:p>
      <text:p text:style-name="P18"><text:tab/>input <text:s text:c="2"/>: <text:s text:c="2"/><text:span text:style-name="T16">pwd</text:span></text:p>
      <text:p text:style-name="P24"><text:tab/>output : <text:s text:c="2"/>/home/ak</text:p>
      <text:p text:style-name="P6"><text:span text:style-name="T5">3</text:span><text:span text:style-name="T4">. </text:span>mv</text:p>
      <text:p text:style-name="P29"><text:tab/><text:span text:style-name="T1">Purpose : To m</text:span>ove <text:span text:style-name="T17">a</text:span> file or directory <text:span text:style-name="T17">from one to another</text:span></text:p>
      <text:p text:style-name="P28"><text:tab/><text:span text:style-name="T2">Syntax : locate &lt;file/directory_name&gt; &lt;destination_folder&gt;</text:span></text:p>
      <text:p text:style-name="P28"><text:tab/><text:span text:style-name="T14">sample input and output:</text:span></text:p>
      <text:p text:style-name="P18"><text:tab/>input <text:s text:c="2"/>: <text:s text:c="2"/><text:span text:style-name="T18">mv example1.txt <text:s/>s3/programs/</text:span></text:p>
      <text:p text:style-name="P24"><text:tab/>output : <text:s text:c="2"/><text:span text:style-name="T18">file example1.txt moved into programs folder</text:span></text:p>
      <text:p text:style-name="P7"><text:span text:style-name="T4">6. </text:span>cp</text:p>
      <text:p text:style-name="P30"><text:tab/><text:span text:style-name="T1">Purpose : To c</text:span>opy files and directories <text:span text:style-name="T17">from one to another</text:span></text:p>
      <text:p text:style-name="P28"><text:tab/><text:span text:style-name="T2">Syntax : cp &lt; file/directory&gt; &lt;destination file/directory&gt; </text:span></text:p>
      <text:p text:style-name="P31"><text:tab/><text:tab/> <text:s/><text:span text:style-name="T2">cp &lt;source file/directory&gt; &lt;destination file/directory&gt;</text:span> </text:p>
      <text:p text:style-name="P28"><text:tab/><text:span text:style-name="T14">sample input and output:</text:span></text:p>
      <text:p text:style-name="P18"><text:tab/>input <text:s text:c="2"/>: <text:s text:c="3"/>cp <text:span text:style-name="T17">file</text:span>1.txt <text:span text:style-name="T17">fi</text:span>le2.txt</text:p>
      <text:p text:style-name="P24"><text:tab/>output : <text:s text:c="3"/><text:span text:style-name="T19">If there is no existing file in the folder then create a new file named <text:tab/><text:tab/><text:tab/><text:tab/> <text:s text:c="3"/>file2.txt and content in fille1.txt is saved into file2.txt .</text:span></text:p>
      <text:p text:style-name="P24"><text:tab/><text:tab/><text:tab/> <text:s text:c="3"/><text:span text:style-name="T19">If file2.txt is already exists, the content of file2.txt will over write.</text:span></text:p>
      <text:p text:style-name="P8"><text:span text:style-name="T6">7</text:span><text:span text:style-name="T4">. </text:span>cd</text:p>
      <text:p text:style-name="P25"><text:tab/><text:span text:style-name="T1">Purpose : </text:span>To <text:span text:style-name="T1">change directory</text:span></text:p>
      <text:p text:style-name="P31"><text:tab/><text:span text:style-name="T2">Syntax : cd &lt;directory path&gt;</text:span></text:p>
      <text:p text:style-name="P31"><text:tab/><text:span text:style-name="T14">sample input and output:</text:span></text:p>
      <text:p text:style-name="P19"><text:tab/>input : cd Desktop</text:p>
      <text:p text:style-name="P25"><text:tab/>output : /Desktop$</text:p>
      <text:p text:style-name="P9"><text:span text:style-name="T6">8</text:span><text:span text:style-name="T4">. </text:span>cd ..</text:p>
      <text:p text:style-name="P32"><text:tab/><text:span text:style-name="T1">Purpose : To change the current worki</text:span>ng directory into parent directory</text:p>
      <text:p text:style-name="P31"><text:tab/><text:span text:style-name="T2">Syntax : cd ..</text:span></text:p>
      <text:p text:style-name="P31"/>
      <text:p text:style-name="P31"><text:tab/><text:span text:style-name="T14">sample input and output:</text:span></text:p>
      <text:p text:style-name="P19"><text:tab/>input : ak@ak-Latitude-E4300:~$ cd ..</text:p>
      <text:p text:style-name="P77"><text:tab/>output :<text:span text:style-name="T2">ak@ak-Latitude-E4300:/home$</text:span></text:p>
      <text:p text:style-name="P25"/>
      <text:p text:style-name="P60"/>
      <text:p text:style-name="P60"/>
      <text:p text:style-name="P9"><text:soft-page-break/><text:span text:style-name="T6">9.</text:span><text:span text:style-name="T4"> </text:span>cd /home</text:p>
      <text:p text:style-name="P25"><text:tab/><text:span text:style-name="T1">Purpose :Change </text:span>working directory into home</text:p>
      <text:p text:style-name="P31"><text:tab/><text:span text:style-name="T2">Syntax : cd /home</text:span></text:p>
      <text:p text:style-name="P31"><text:tab/><text:span text:style-name="T14">sample input and output:</text:span></text:p>
      <text:p text:style-name="P19"><text:tab/>input : cd /home</text:p>
      <text:p text:style-name="P25"><text:tab/>output : /home$ </text:p>
      <text:p text:style-name="P9"/>
      <text:p text:style-name="P60"/>
      <text:p text:style-name="P9"><text:span text:style-name="T6">10</text:span><text:span text:style-name="T4">. </text:span>cd ~</text:p>
      <text:p text:style-name="P32"><text:tab/><text:span text:style-name="T1">Purpose : To change worki</text:span>ng directory into root directory</text:p>
      <text:p text:style-name="P31"><text:tab/><text:span text:style-name="T2">Syntax : cd ~</text:span></text:p>
      <text:p text:style-name="P31"><text:tab/><text:span text:style-name="T14">sample input and output:</text:span></text:p>
      <text:p text:style-name="P19"><text:tab/>input : ak@ak-Latitude-E4300:/home$ cd ~</text:p>
      <text:p text:style-name="P25"><text:tab/>output : /home/ak</text:p>
      <text:p text:style-name="P25"><text:tab/><text:tab/> <text:s text:c="2"/>ak@ak-Latitude-E4300:~$ </text:p>
      <text:p text:style-name="P33"><text:span text:style-name="T13">11.</text:span><text:span text:style-name="T22">touch</text:span></text:p>
      <text:p text:style-name="P33"><text:span text:style-name="T13"><text:tab/></text:span><text:span text:style-name="T27">Purpose : To </text:span><text:span text:style-name="T26">create a file</text:span></text:p>
      <text:p text:style-name="P43"><text:tab/><text:span text:style-name="T2">Syntax : touch &lt;file name&gt;</text:span></text:p>
      <text:p text:style-name="P43"><text:tab/><text:span text:style-name="T14">sample input and output:</text:span></text:p>
      <text:p text:style-name="P44"><text:tab/><text:tab/>input : <text:span text:style-name="T20">touch file1</text:span></text:p>
      <text:p text:style-name="P46"><text:tab/><text:tab/>output : <text:span text:style-name="T20">new file created as file1</text:span></text:p>
      <text:p text:style-name="P10"><text:span text:style-name="T4">1</text:span><text:span text:style-name="T7">2</text:span><text:span text:style-name="T4">. </text:span>cat</text:p>
      <text:p text:style-name="P34"><text:tab/>Purpose : To view content of file </text:p>
      <text:p text:style-name="P20"><text:tab/>Syntax <text:s text:c="2"/>: cat &lt;file_name&gt;</text:p>
      <text:p text:style-name="P35"><text:tab/><text:span text:style-name="T14">sample input and output:</text:span></text:p>
      <text:p text:style-name="P20"><text:tab/> input : cat <text:span text:style-name="T20">file1</text:span>.txt</text:p>
      <text:p text:style-name="P46"><text:tab/> <text:span text:style-name="T43">o</text:span>utput : ak@ak-Latitude-E4300:~$ cat sample.txt</text:p>
      <text:p text:style-name="P46"><text:tab/><text:tab/> <text:s text:c="2"/>cet </text:p>
      <text:p text:style-name="P46"><text:s text:c="3"/><text:tab/><text:tab/> <text:s text:c="2"/>welcomes</text:p>
      <text:p text:style-name="P46"><text:tab/><text:tab/> <text:s text:c="2"/>you </text:p>
      <text:p text:style-name="P46"><text:tab/><text:tab/> <text:s text:c="2"/>all</text:p>
      <text:p text:style-name="P11"><text:span text:style-name="T7">13</text:span><text:span text:style-name="T4">. </text:span>dd</text:p>
      <text:p text:style-name="P36"><text:tab/><text:span text:style-name="T1">Purpose : <text:s/>convert and copy a file</text:span></text:p>
      <text:p text:style-name="P35"><text:tab/><text:span text:style-name="T2">Syntax : dd if=”&lt;source file path&gt;” of=”&lt;destignation file path&gt;”</text:span></text:p>
      <text:p text:style-name="P35"><text:tab/><text:span text:style-name="T14">sample input and output:</text:span></text:p>
      <text:p text:style-name="P20"><text:tab/>input <text:s text:c="2"/>: <text:s text:c="2"/>dd if=”/<text:span text:style-name="T32">Desktop/s3/a.txt” </text:span><text:s/>of=”/<text:span text:style-name="T32">Desktop</text:span>/<text:span text:style-name="T32">s4/b.doc”</text:span></text:p>
      <text:p text:style-name="P26"><text:tab/>output : <text:s text:c="2"/>0+1 records in</text:p>
      <text:p text:style-name="P46"><text:tab/><text:tab/> <text:s text:c="3"/>0+1 records out</text:p>
      <text:p text:style-name="P12"><text:span text:style-name="T8">14</text:span><text:span text:style-name="T4">. </text:span><text:span text:style-name="T34">ln</text:span></text:p>
      <text:p text:style-name="P37"><text:tab/><text:span text:style-name="T1">Purpose : creates links between files</text:span></text:p>
      <text:p text:style-name="P38"><text:tab/><text:span text:style-name="T2">Syntax : in &lt;file1&gt; &lt;file2&gt;</text:span></text:p>
      <text:p text:style-name="P38"><text:tab/><text:span text:style-name="T14">sample input and output:</text:span></text:p>
      <text:p text:style-name="P21"><text:tab/>input <text:s text:c="2"/>: <text:s text:c="3"/><text:span text:style-name="T33">ls fi</text:span>le1.txt <text:span text:style-name="T35">fi</text:span>le2.txt</text:p>
      <text:p text:style-name="P47"><text:tab/>output : <text:s text:c="3"/><text:span text:style-name="T33">This will create link from file1 to file2</text:span></text:p>
      <text:p text:style-name="P13"><text:span text:style-name="T4">1</text:span><text:span text:style-name="T9">5</text:span><text:span text:style-name="T4">. </text:span>shutdown</text:p>
      <text:p text:style-name="P39"><text:tab/><text:span text:style-name="T16">Purpose : T</text:span>o shutdown the system</text:p>
      <text:p text:style-name="P40"><text:tab/><text:span text:style-name="T2">Syntax <text:s/>: shutdown</text:span></text:p>
      <text:p text:style-name="P40"><text:tab/><text:span text:style-name="T14">sample input and output:</text:span></text:p>
      <text:p text:style-name="P22"><text:tab/>input <text:s text:c="2"/>: <text:s text:c="2"/><text:span text:style-name="T36">shutdown</text:span></text:p>
      <text:p text:style-name="P48"><text:tab/>output : <text:s text:c="2"/><text:span text:style-name="T36">the system will shutdown</text:span></text:p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4"><text:span text:style-name="T4">1</text:span><text:span text:style-name="T10">6</text:span><text:span text:style-name="T4">. <text:s/></text:span><text:span text:style-name="T23">Redirecting symbols :</text:span><text:span text:style-name="T38"> </text:span>&gt; , &gt;&gt; , &lt;</text:p>
      <text:p text:style-name="P41"><text:tab/>Purpose : To write an output result into a file or read fil<text:span text:style-name="T37">e</text:span> content into terminal</text:p>
      <text:p text:style-name="P41"><text:tab/>Syntax : These are used with other linux command</text:p>
      <text:p text:style-name="P41"><text:tab/><text:span text:style-name="T13">sample input and output:</text:span></text:p>
      <text:p text:style-name="P41"><text:tab/>input : ls &gt; filename</text:p>
      <text:p text:style-name="P41"><text:tab/>output : this will write output of ls command into file</text:p>
      <text:p text:style-name="P41"/>
      <text:p text:style-name="P41"><text:tab/>input : cat &gt;&gt; file1</text:p>
      <text:p text:style-name="P41"><text:tab/>output : if a file <text:s/>with file name ‘file1’ exists it will append into the existing file. Else <text:s text:c="2"/><text:tab/><text:tab/>a new file with file name ‘file1’ will create and the content will write into that file.</text:p>
      <text:p text:style-name="P41"/>
      <text:p text:style-name="P49"><text:tab/><text:span text:style-name="T38">i</text:span>nput : <text:span text:style-name="T38">cat &lt; file1</text:span></text:p>
      <text:p text:style-name="P49"><text:tab/><text:span text:style-name="T38">output : this will take in</text:span>put for cat command <text:span text:style-name="T38">from file named file1</text:span></text:p>
      <text:p text:style-name="P14"><text:span text:style-name="T4">1</text:span><text:span text:style-name="T10">7</text:span><text:span text:style-name="T4">. </text:span>sort</text:p>
      <text:p text:style-name="P42"><text:tab/><text:span text:style-name="T16">Purpose : </text:span>to sort contents in the file</text:p>
      <text:p text:style-name="P40"><text:tab/><text:span text:style-name="T2">Syntax : sort [-r] &lt;file_name&gt; <text:s/>, -r will sort the contents in reverse order</text:span></text:p>
      <text:p text:style-name="P40"><text:tab/><text:span text:style-name="T14">sample input and output:</text:span></text:p>
      <text:p text:style-name="P22"><text:tab/>input <text:s text:c="2"/>: <text:s/><text:span text:style-name="T39">sort sample.txt</text:span></text:p>
      <text:p text:style-name="P50"><text:span text:style-name="T31"><text:tab/>output : <text:s/>ak@ak-Latitude-E4300:~$ sort sample.txt</text:span></text:p>
      <text:p text:style-name="P50"><text:tab/><text:tab/> <text:s text:c="2"/>all</text:p>
      <text:p text:style-name="P50"><text:tab/><text:tab/> <text:s text:c="2"/>cet </text:p>
      <text:p text:style-name="P50"><text:tab/><text:tab/> <text:s text:c="2"/>welcomes</text:p>
      <text:p text:style-name="P50"><text:tab/><text:tab/> <text:s text:c="2"/>you </text:p>
      <text:p text:style-name="P55"/>
      <text:p text:style-name="P55">1<text:span text:style-name="T47">8</text:span>. <text:span text:style-name="T21">Pipelining </text:span>: <text:s text:c="2"/>|</text:p>
      <text:p text:style-name="P42"><text:tab/><text:tab/><text:span text:style-name="T16">Purpose : </text:span>to connect to more commands and give output instead for typing multiple <text:tab/><text:tab/><text:tab/> <text:s text:c="2"/>commands.</text:p>
      <text:p text:style-name="P40"><text:tab/><text:tab/><text:span text:style-name="T2">Syntax : &lt;command 1&gt; | &lt;command 2&gt; | &lt;command 3&gt; </text:span></text:p>
      <text:p text:style-name="P40"><text:tab/><text:tab/><text:span text:style-name="T14">sample input and output:</text:span></text:p>
      <text:p text:style-name="P22"><text:tab/><text:tab/>input <text:s text:c="2"/>: <text:s/><text:span text:style-name="T40">ls | sort </text:span></text:p>
      <text:p text:style-name="P50"><text:span text:style-name="T31"><text:tab/><text:tab/>output : </text:span><text:span text:style-name="T11"><text:s/></text:span><text:span text:style-name="T9">ak@ak-Latitude-E4300:~$ ls | sort</text:span></text:p>
      <text:p text:style-name="P71"><text:span text:style-name="T37"><text:tab/><text:tab/><text:tab/> <text:s text:c="2"/>Desktop</text:span></text:p>
      <text:p text:style-name="P71"><text:span text:style-name="T37"><text:tab/><text:tab/><text:tab/> <text:s text:c="2"/>Documents</text:span></text:p>
      <text:p text:style-name="P71"><text:span text:style-name="T37"><text:tab/><text:tab/><text:tab/> <text:s text:c="2"/>Downloads</text:span></text:p>
      <text:p text:style-name="P71"><text:span text:style-name="T37"><text:tab/><text:tab/><text:tab/> <text:s text:c="2"/>examples.desktop</text:span></text:p>
      <text:p text:style-name="P71"><text:span text:style-name="T37"><text:tab/><text:tab/><text:tab/> <text:s text:c="2"/>Music</text:span></text:p>
      <text:p text:style-name="P71"><text:span text:style-name="T37"><text:tab/><text:tab/><text:tab/> <text:s text:c="2"/>Pictures</text:span></text:p>
      <text:p text:style-name="P71"><text:span text:style-name="T37"><text:tab/><text:tab/><text:tab/> <text:s text:c="2"/>Public</text:span></text:p>
      <text:p text:style-name="P71"><text:span text:style-name="T37"><text:tab/><text:tab/><text:tab/> <text:s text:c="2"/>sample.txt</text:span></text:p>
      <text:p text:style-name="P71"><text:span text:style-name="T37"><text:tab/><text:tab/><text:tab/> <text:s text:c="2"/>Templates</text:span></text:p>
      <text:p text:style-name="P71"><text:span text:style-name="T37"><text:tab/><text:tab/><text:tab/> <text:s text:c="2"/>Videos</text:span></text:p>
      <text:p text:style-name="P72"><text:span text:style-name="T13"/></text:p>
      <text:p text:style-name="P72"><text:span text:style-name="T13"/></text:p>
      <text:p text:style-name="P72"><text:span text:style-name="T13"/></text:p>
      <text:p text:style-name="P72"><text:soft-page-break/><text:span text:style-name="T13">19.</text:span><text:span text:style-name="T22">mkdir</text:span></text:p>
      <text:p text:style-name="P58"><text:tab/><text:span text:style-name="T28">Purpose : </text:span><text:span text:style-name="T26">creates new directory</text:span></text:p>
      <text:p text:style-name="P51"><text:tab/><text:span text:style-name="T2">Syntax : mkdir &lt;directory name&gt; </text:span></text:p>
      <text:p text:style-name="P51"><text:tab/><text:tab/><text:span text:style-name="T14">sample input and output:</text:span></text:p>
      <text:p text:style-name="P45"><text:tab/><text:tab/>input <text:s text:c="2"/>: <text:s/><text:span text:style-name="T37">mkdir s4</text:span></text:p>
      <text:p text:style-name="P63"><text:tab/><text:tab/>output : <text:s/>creates a directory named s4</text:p>
      <text:p text:style-name="P56"><text:span text:style-name="T47">20</text:span>.<text:span text:style-name="T26"> </text:span><text:span text:style-name="T21">rmdir</text:span></text:p>
      <text:p text:style-name="P58"><text:tab/><text:span text:style-name="T28">Purpose : </text:span><text:span text:style-name="T26">to delete a directory</text:span></text:p>
      <text:p text:style-name="P51"><text:tab/><text:span text:style-name="T2">Syntax : rmdir &lt;directory name&gt; </text:span></text:p>
      <text:p text:style-name="P51"><text:tab/><text:tab/><text:span text:style-name="T14">sample input and output:</text:span></text:p>
      <text:p text:style-name="P45"><text:tab/><text:tab/>input <text:s text:c="2"/>: <text:s/><text:span text:style-name="T37">rmdir s4</text:span></text:p>
      <text:p text:style-name="P63"><text:tab/><text:tab/>output : <text:s/>deletes directory named s4</text:p>
      <text:p text:style-name="P56">2<text:span text:style-name="T47">1</text:span>. <text:span text:style-name="T24">man</text:span></text:p>
      <text:p text:style-name="P58"><text:tab/><text:span text:style-name="T28">Purpose : </text:span><text:span text:style-name="T29">to get details about a command</text:span></text:p>
      <text:p text:style-name="P51"><text:tab/><text:span text:style-name="T2">Syntax : man &lt;command&gt; </text:span></text:p>
      <text:p text:style-name="P51"><text:tab/><text:tab/><text:span text:style-name="T14">sample input and output:</text:span></text:p>
      <text:p text:style-name="P45"><text:tab/><text:tab/>input <text:s text:c="2"/>: <text:s/><text:span text:style-name="T41">man ls</text:span></text:p>
      <text:p text:style-name="P63"><text:tab/><text:tab/>output : LS(1) <text:s text:c="27"/>User Commands <text:s text:c="26"/>LS(1)</text:p>
      <text:p text:style-name="P63"/>
      <text:p text:style-name="P63"><text:tab/><text:tab/>NAME<text:tab/><text:tab/></text:p>
      <text:p text:style-name="P63"><text:s text:c="5"/><text:tab/><text:tab/>ls - list directory contents</text:p>
      <text:p text:style-name="P63"/>
      <text:p text:style-name="P63"><text:tab/><text:tab/>SYNOPSIS<text:tab/></text:p>
      <text:p text:style-name="P63"><text:s text:c="7"/><text:tab/><text:tab/>ls [OPTION]... [FILE]...</text:p>
      <text:p text:style-name="P63"/>
      <text:p text:style-name="P63"><text:tab/><text:tab/>DESCRIPTION</text:p>
      <text:p text:style-name="P63"><text:s text:c="7"/><text:tab/><text:tab/>List <text:s/>information <text:s/>about <text:s/>the FILEs (the current directory by default).</text:p>
      <text:p text:style-name="P63"><text:s text:c="7"/><text:tab/><text:tab/>Sort entries alphabetically if none of -cftuvSUX nor --sort <text:s/>is <text:s/>speci‐</text:p>
      <text:p text:style-name="P63"><text:s text:c="7"/><text:tab/><text:tab/>fied.</text:p>
      <text:p text:style-name="P63"/>
      <text:p text:style-name="P63"><text:s text:c="7"/><text:tab/><text:tab/>Mandatory <text:s/>arguments <text:s/>to <text:s/>long <text:s/>options are mandatory for short options</text:p>
      <text:p text:style-name="P63"><text:s text:c="7"/><text:tab/><text:tab/>too.</text:p>
      <text:p text:style-name="P63"/>
      <text:p text:style-name="P63"><text:s text:c="7"/><text:tab/><text:tab/>-a, --all</text:p>
      <text:p text:style-name="P63"><text:s text:c="14"/><text:tab/><text:tab/>do not ignore entries starting with .</text:p>
      <text:p text:style-name="P63"/>
      <text:p text:style-name="P63"><text:s text:c="7"/><text:tab/><text:tab/>-A, --almost-all</text:p>
      <text:p text:style-name="P63"><text:s text:c="14"/><text:tab/><text:tab/>do not list implied . and ..</text:p>
      <text:p text:style-name="P63"/>
      <text:p text:style-name="P63"><text:s text:c="7"/><text:tab/><text:tab/>--author</text:p>
      <text:p text:style-name="P63"><text:s text:c="14"/><text:tab/><text:tab/>with -l, print the author of each file</text:p>
      <text:p text:style-name="P63"><text:tab/></text:p>
      <text:p text:style-name="P63"><text:s text:c="7"/><text:tab/><text:tab/>-b, --escape</text:p>
      <text:p text:style-name="P63"><text:s text:c="14"/><text:tab/><text:tab/>print C-style escapes for nongraphic characters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text:span text:style-name="T42">22.</text:span> <text:span text:style-name="T25">head</text:span></text:p>
      <text:p text:style-name="P59"><text:tab/><text:span text:style-name="T28">Purpose : </text:span><text:span text:style-name="T26">to </text:span><text:span text:style-name="T30">print first n lines of a file</text:span></text:p>
      <text:p text:style-name="P52"><text:tab/><text:span text:style-name="T2">Syntax : head -n &lt;number of lines wanted to print&gt; &lt;file name&gt; </text:span></text:p>
      <text:p text:style-name="P52"><text:tab/><text:tab/><text:span text:style-name="T14">sample input and output:</text:span></text:p>
      <text:p text:style-name="P81"><text:tab/><text:tab/>input <text:s text:c="2"/>: <text:span text:style-name="T12"><text:s/>ak@ak-Latitude-E4300:~$ head -n 3 sample.txt</text:span></text:p>
      <text:p text:style-name="P64"><text:tab/><text:tab/>output : cet </text:p>
      <text:p text:style-name="P64"><text:tab/><text:tab/><text:tab/> <text:s/>welcomes</text:p>
      <text:p text:style-name="P64"><text:tab/><text:tab/> <text:s text:c="2"/><text:tab/> <text:s/>you </text:p>
      <text:p text:style-name="P57"><text:span text:style-name="T42">23.</text:span> <text:span text:style-name="T25">tail</text:span></text:p>
      <text:p text:style-name="P59"><text:tab/><text:span text:style-name="T28">Purpose : </text:span><text:span text:style-name="T26">to </text:span><text:span text:style-name="T30">print last n lines of a file</text:span></text:p>
      <text:p text:style-name="P52"><text:tab/><text:span text:style-name="T2">Syntax : tail -n &lt;number of lines wanted to print&gt; &lt;file name&gt; </text:span></text:p>
      <text:p text:style-name="P52"><text:tab/><text:tab/><text:span text:style-name="T14">sample input and output:</text:span></text:p>
      <text:p text:style-name="P81"><text:tab/><text:tab/>input <text:s text:c="2"/>: <text:span text:style-name="T12">ak@ak-Latitude-E4300:~$ tail -n 3 sample.txt</text:span></text:p>
      <text:p text:style-name="P64"><text:tab/><text:tab/>output : <text:s/>welcomes</text:p>
      <text:p text:style-name="P64"><text:tab/><text:tab/><text:tab/> <text:s text:c="2"/>you </text:p>
      <text:p text:style-name="P64"><text:tab/><text:tab/><text:tab/> <text:s text:c="2"/>all</text:p>
      <text:p text:style-name="P62">2<text:span text:style-name="T47">4</text:span>. <text:span text:style-name="T21">grep</text:span></text:p>
      <text:p text:style-name="P66"><text:tab/><text:span text:style-name="T16">Purpose : to print lines matching a given pattern</text:span></text:p>
      <text:p text:style-name="P53"><text:tab/><text:span text:style-name="T2">Syntax : grep &lt;pattern&gt; &lt;file name&gt;</text:span></text:p>
      <text:p text:style-name="P53"><text:tab/><text:tab/><text:span text:style-name="T14">sample input and output:</text:span></text:p>
      <text:p text:style-name="P82"><text:tab/><text:tab/>input <text:s text:c="2"/>: <text:s/>ak@ak-Latitude-E4300:~$ grep 'a' sample.txt</text:p>
      <text:p text:style-name="P75"><text:tab/><text:tab/>output : <text:s/><text:span text:style-name="T2">all</text:span></text:p>
      <text:p text:style-name="P65"/>
      <text:p text:style-name="P65"/>
      <text:p text:style-name="P67">RESULT:</text:p>
      <text:p text:style-name="P68"><text:tab/><text:span text:style-name="T47">F</text:span><text:span text:style-name="T45">amiliari</text:span><text:span text:style-name="T46">z</text:span><text:span text:style-name="T45">ed with various basic linux </text:span><text:span text:style-name="T46">commands and its differnt 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2:56:01.018472433</meta:creation-date>
    <dc:date>2019-02-14T19:30:22.883686045</dc:date>
    <meta:editing-duration>PT35M9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5" meta:paragraph-count="189" meta:word-count="925" meta:character-count="5911" meta:non-whitespace-character-count="4495"/>
  </office:meta>
</office:document-meta>
</file>